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5cm" fo:min-width="5.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4.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3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05cm" fo:min-width="5.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5cm" fo:min-width="4.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95cm" fo:min-width="5.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1cm" svg:height="2.2cm" svg:x="9.7cm" svg:y="1.5cm"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1cm" svg:height="2.2cm" svg:x="3.9cm" svg:y="4.6cm">
          <text:p text:style-name="P1">Search By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cm" svg:height="2.4cm" svg:x="1.5cm" svg:y="8.1cm">
          <text:p text:style-name="P1">Map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cm" svg:height="2.4cm" svg:x="7cm" svg:y="8.2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5.8cm" svg:height="2.3cm" svg:x="16cm" svg:y="4.7cm">
          <text:p text:style-name="P1">Google Seo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.6cm" svg:height="2.3cm" svg:x="15.9cm" svg:y="8.1cm">
          <text:p text:style-name="P1">Markups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5.5cm" svg:height="2.4cm" svg:x="3.6cm" svg:y="12cm">
          <text:p text:style-name="P1">Workshop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5.9cm" svg:height="2.2cm" svg:x="10.7cm" svg:y="14cm">
          <text:p text:style-name="P1">Services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5.9cm" svg:height="2.2cm" svg:x="10.7cm" svg:y="16.6cm">
          <text:p text:style-name="P1">Contact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5.3cm" svg:height="1.673cm" svg:x="22.5cm" svg:y="5.1cm">
          <draw:text-box>
            <text:p>Found By Sitemap</text:p>
          </draw:text-box>
        </draw:frame>
        <draw:frame draw:style-name="gr9" draw:text-style-name="P2" draw:layer="layout" svg:width="8.6cm" svg:height="2.3cm" svg:x="17.3cm" svg:y="17.1cm">
          <draw:text-box>
            <text:p>Connect to workshop</text:p>
          </draw:text-box>
        </draw:frame>
        <draw:connector draw:style-name="gr10" draw:text-style-name="P3" draw:layer="layout" svg:x1="12.75cm" svg:y1="3.7cm" svg:x2="9cm" svg:y2="5.7cm" draw:start-shape="id1" draw:start-glue-point="2" draw:end-shape="id2" draw:end-glue-point="1" svg:d="M12750 3700v2000h-3750" svg:viewBox="0 0 3751 2001">
          <text:p/>
        </draw:connector>
        <draw:connector draw:style-name="gr10" draw:text-style-name="P3" draw:layer="layout" svg:x1="6.45cm" svg:y1="6.8cm" svg:x2="3.5cm" svg:y2="8.1cm" draw:start-shape="id2" draw:start-glue-point="2" draw:end-shape="id3" draw:end-glue-point="0" svg:d="M6450 6800v650h-2950v650" svg:viewBox="0 0 2951 1301">
          <text:p/>
        </draw:connector>
        <draw:connector draw:style-name="gr10" draw:text-style-name="P3" draw:layer="layout" svg:x1="6.45cm" svg:y1="6.8cm" svg:x2="9cm" svg:y2="8.2cm" draw:start-shape="id2" draw:start-glue-point="2" draw:end-shape="id4" svg:d="M6450 6800v700h2550v700" svg:viewBox="0 0 2551 1401">
          <text:p/>
        </draw:connector>
        <draw:connector draw:style-name="gr10" draw:text-style-name="P3" draw:layer="layout" svg:x1="3.5cm" svg:y1="10.5cm" svg:x2="3.6cm" svg:y2="13.2cm" draw:start-shape="id3" draw:start-glue-point="2" draw:end-shape="id5" draw:end-glue-point="3" svg:d="M3500 10500v750h-401v1950h501" svg:viewBox="0 0 502 2701">
          <text:p/>
        </draw:connector>
        <draw:connector draw:style-name="gr10" draw:text-style-name="P3" draw:layer="layout" svg:x1="9cm" svg:y1="10.6cm" svg:x2="9.1cm" svg:y2="13.2cm" draw:start-shape="id4" draw:start-glue-point="2" draw:end-shape="id5" draw:end-glue-point="1" svg:d="M9000 10600v700h601v1900h-501" svg:viewBox="0 0 602 2601">
          <text:p/>
        </draw:connector>
        <draw:connector draw:style-name="gr10" draw:text-style-name="P3" draw:layer="layout" svg:x1="6.35cm" svg:y1="14.4cm" svg:x2="10.7cm" svg:y2="15.1cm" draw:start-shape="id5" draw:start-glue-point="2" draw:end-shape="id6" draw:end-glue-point="3" svg:d="M6350 14400v700h4350" svg:viewBox="0 0 4351 701">
          <text:p/>
        </draw:connector>
        <draw:connector draw:style-name="gr10" draw:text-style-name="P3" draw:layer="layout" svg:x1="6.35cm" svg:y1="14.4cm" svg:x2="10.7cm" svg:y2="17.7cm" draw:start-shape="id5" draw:start-glue-point="2" draw:end-shape="id7" draw:end-glue-point="3" svg:d="M6350 14400v3300h4350" svg:viewBox="0 0 4351 3301">
          <text:p/>
        </draw:connector>
        <draw:connector draw:style-name="gr10" draw:text-style-name="P3" draw:layer="layout" svg:x1="12.75cm" svg:y1="3.7cm" svg:x2="16cm" svg:y2="5.85cm" draw:start-shape="id1" draw:start-glue-point="2" draw:end-shape="id8" svg:d="M12750 3700v2150h3250" svg:viewBox="0 0 3251 2151">
          <text:p/>
        </draw:connector>
        <draw:connector draw:style-name="gr10" draw:text-style-name="P3" draw:layer="layout" svg:x1="18.9cm" svg:y1="7cm" svg:x2="18.2cm" svg:y2="8.1cm" draw:start-shape="id8" draw:start-glue-point="2" draw:end-shape="id9" svg:d="M18900 7000v550h-700v550" svg:viewBox="0 0 701 11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3:12:30.549520903</meta:creation-date>
    <dc:date>2022-04-25T16:39:54.582137279</dc:date>
    <meta:editing-duration>PT3H17M13S</meta:editing-duration>
    <meta:editing-cycles>1</meta:editing-cycles>
    <meta:document-statistic meta:object-count="20"/>
    <meta:generator>LibreOffice/6.4.7.2$Linux_X86_64 LibreOffice_project/40$Build-2</meta:generator>
  </office:meta>
</office:document-meta>
</file>